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b360" officeooo:paragraph-rsid="0000b360"/>
    </style:style>
    <style:style style:name="P2" style:family="paragraph" style:parent-style-name="Standard">
      <style:text-properties fo:font-weight="bold" officeooo:rsid="0000b360" officeooo:paragraph-rsid="0000b360" style:font-weight-asian="bold" style:font-weight-complex="bold"/>
    </style:style>
    <style:style style:name="P3" style:family="paragraph" style:parent-style-name="Standard">
      <style:text-properties fo:font-weight="bold" officeooo:rsid="0002479b" officeooo:paragraph-rsid="0002479b" style:font-weight-asian="bold" style:font-weight-complex="bold"/>
    </style:style>
    <style:style style:name="P4" style:family="paragraph" style:parent-style-name="Standard">
      <style:text-properties fo:font-weight="normal" officeooo:rsid="0000b360" officeooo:paragraph-rsid="0000b360" style:font-weight-asian="normal" style:font-weight-complex="normal"/>
    </style:style>
    <style:style style:name="P5" style:family="paragraph" style:parent-style-name="Standard">
      <style:text-properties officeooo:rsid="0002479b" officeooo:paragraph-rsid="0002479b"/>
    </style:style>
    <style:style style:name="P6" style:family="paragraph" style:parent-style-name="Standard">
      <style:text-properties officeooo:rsid="0003f17b" officeooo:paragraph-rsid="0003f17b"/>
    </style:style>
    <style:style style:name="P7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Liberation Mono" officeooo:rsid="0000b360" officeooo:paragraph-rsid="0000b360"/>
    </style:style>
    <style:style style:name="P8" style:family="paragraph" style:parent-style-name="Standard">
      <style:paragraph-properties fo:margin-left="0.5in" fo:margin-right="0in" fo:text-indent="0in" style:auto-text-indent="false"/>
      <style:text-properties style:font-name="Liberation Mono" officeooo:rsid="0000b360" officeooo:paragraph-rsid="0000b360"/>
    </style:style>
    <style:style style:name="P9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Liberation Mono" officeooo:rsid="0000b360" officeooo:paragraph-rsid="0000b360"/>
    </style:style>
    <style:style style:name="T1" style:family="text">
      <style:text-properties officeooo:rsid="0003f1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sidy Brown – cmb195</text:p>
      <text:p text:style-name="P1">OS – HW7</text:p>
      <text:p text:style-name="P1">11/2/16</text:p>
      <text:p text:style-name="P1"/>
      <text:p text:style-name="P6">Data: [10, 20, 30, 40, 50, 60, 70, 80]</text:p>
      <text:p text:style-name="P6">Buffer Size: 5</text:p>
      <text:p text:style-name="P1"/>
      <text:p text:style-name="P2">Problem 1: Bounded buffer without synchronization</text:p>
      <text:p text:style-name="P4"><text:span text:style-name="T1">It looks like</text:span> the parent <text:span text:style-name="T1">thread</text:span> gets a <text:span text:style-name="T1">head start</text:span> on the child, so all of the value<text:span text:style-name="T1">s</text:span> were written to the buffer before they were begun to be read out</text:p>
      <text:p text:style-name="P4"/>
      <text:p text:style-name="P7">cassidy@nyota:~/eecs338/hw7$ ./p1</text:p>
      <text:p text:style-name="P8">60</text:p>
      <text:p text:style-name="P8">70</text:p>
      <text:p text:style-name="P8">80</text:p>
      <text:p text:style-name="P8">90</text:p>
      <text:p text:style-name="P8">100</text:p>
      <text:p text:style-name="P8">60</text:p>
      <text:p text:style-name="P8">70</text:p>
      <text:p text:style-name="P8">80</text:p>
      <text:p text:style-name="P8">90</text:p>
      <text:p text:style-name="P8">100</text:p>
      <text:p text:style-name="P1"/>
      <text:p text:style-name="P1"/>
      <text:p text:style-name="P3">Problem 2: Bounded buffer with semaphores</text:p>
      <text:p text:style-name="P5">Look at that, semaphores make the producer wait until the consumer has started up before overwriting its old values in the buffer.</text:p>
      <text:p text:style-name="P5"/>
      <text:p text:style-name="P7">cassidy@nyota:~/eecs338/hw7$ ./p2</text:p>
      <text:p text:style-name="P8">10</text:p>
      <text:p text:style-name="P8">20</text:p>
      <text:p text:style-name="P8">30</text:p>
      <text:p text:style-name="P8">40</text:p>
      <text:p text:style-name="P8">50</text:p>
      <text:p text:style-name="P8">60</text:p>
      <text:p text:style-name="P8">70</text:p>
      <text:p text:style-name="P8">80</text:p>
      <text:p text:style-name="P8">90</text:p>
      <text:p text:style-name="P8">100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20:44:26.227778875</meta:creation-date>
    <dc:date>2016-11-01T20:52:53.668815699</dc:date>
    <meta:editing-duration>PT6M34S</meta:editing-duration>
    <meta:editing-cycles>3</meta:editing-cycles>
    <meta:generator>LibreOffice/4.2.8.2$Linux_x86 LibreOffice_project/420m0$Build-2</meta:generator>
    <meta:document-statistic meta:table-count="0" meta:image-count="0" meta:object-count="0" meta:page-count="1" meta:paragraph-count="31" meta:word-count="107" meta:character-count="589" meta:non-whitespace-character-count="489"/>
  </office:meta>
</office:document-meta>
</file>